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50%" fo:text-align="justify" style:justify-single-word="false" style:writing-mode="page"/>
    </style:style>
    <style:style style:name="P2" style:family="paragraph" style:parent-style-name="Preformatted_20_Text" style:list-style-name="L1">
      <style:paragraph-properties fo:line-height="150%" fo:text-align="justify" style:justify-single-word="false" style:writing-mode="page"/>
    </style:style>
    <style:style style:name="P3" style:family="paragraph" style:parent-style-name="Preformatted_20_Text" style:list-style-name="L2">
      <style:paragraph-properties fo:line-height="150%" fo:text-align="justify" style:justify-single-word="false" style:writing-mode="page"/>
    </style:style>
    <style:style style:name="P4" style:family="paragraph" style:parent-style-name="Preformatted_20_Text">
      <style:paragraph-properties fo:line-height="150%" fo:text-align="center" style:justify-single-word="false" style:writing-mode="page"/>
    </style:style>
    <style:style style:name="T1" style:family="text">
      <style:text-properties officeooo:rsid="001aa06e"/>
    </style:style>
    <style:style style:name="T2" style:family="text">
      <style:text-properties officeooo:rsid="001df6dc"/>
    </style:style>
    <style:style style:name="T3" style:family="text">
      <style:text-properties officeooo:rsid="00249943"/>
    </style:style>
    <style:style style:name="T4" style:family="text">
      <style:text-properties officeooo:rsid="0026d80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ker image &amp; container</text:p>
      <text:p text:style-name="P1"/>
      <text:p text:style-name="P1"><text:tab/><text:span text:style-name="T1">Docker engine menyediakan core teknologi docker dimana kita dapat mengaktifkan images dan containers. Pada tahap sebelumnya, kita menjalankan perintah “docker run hello-world”. Perintah tersebut terdiri dari tiga bagian, yaitu :</text:span></text:p>
      <text:list xml:id="list1864606586" text:style-name="L1">
        <text:list-item>
          <text:p text:style-name="P2">docker, memberi tau sistem operasi bahwa kita menggunakan program docker</text:p>
        </text:list-item>
        <text:list-item>
          <text:p text:style-name="P2">run, subcommand untuk membuat dan menjalankan container</text:p>
        </text:list-item>
        <text:list-item>
          <text:p text:style-name="P2">hello-world, memberi tau docker image mana yang akan di load ke container</text:p>
        </text:list-item>
      </text:list>
      <text:p text:style-name="P1"/>
      <text:p text:style-name="P1"><text:tab/><text:span text:style-name="T2">Image merupakan filesystem dan parameter yang digunakan pada saat runtime. Image tidak memiliki state dan tidak akan pernah berubah. Container menjalankan instance dari image. Ketika kita menjalankan perintah “docker run hello-world”, docker engine melakukan hal-hal berikut :</text:span></text:p>
      <text:list xml:id="list1078472478" text:style-name="L2">
        <text:list-item>
          <text:p text:style-name="P3">cek apakah anda memiliki hello-world software image</text:p>
        </text:list-item>
        <text:list-item>
          <text:p text:style-name="P3">download docker image dari docker hub (kalo ga ada di lokal)</text:p>
        </text:list-item>
        <text:list-item>
          <text:p text:style-name="P3">load image ke container, kemudian dijalankan</text:p>
        </text:list-item>
      </text:list>
      <text:p text:style-name="P1"/>
      <text:p text:style-name="P1"><text:tab/><text:span text:style-name="T3">Docker image dapat melakukan hal yang lebih. Docker image dapat menjalankan software yang rumit seperti database.</text:span></text:p>
      <text:p text:style-name="P1"/>
      <text:p text:style-name="P1"><text:tab/><text:span text:style-name="T4">Siapa yang membuat image hello-world?, pada kasus ini docker lah yang membuat nya, tapi semua orang dapat membuat docker image. Docker Engine mengijinkan orang/perusahaan meng create dan share software melalui docker image. Dengan menggunakan Docker Engine, anda tidak perlu khawatir apakah komputer anda dapat menjalan software di dalam docker image, karena docker container akan selalu bisa menjalankan n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20:04:38.859398677</meta:creation-date>
    <meta:generator>LibreOffice/5.3.0.3$Linux_X86_64 LibreOffice_project/30m0$Build-3</meta:generator>
    <dc:date>2017-02-23T21:03:50.420424998</dc:date>
    <meta:editing-duration>PT1H48M3S</meta:editing-duration>
    <meta:editing-cycles>18</meta:editing-cycles>
    <meta:document-statistic meta:table-count="0" meta:image-count="0" meta:object-count="0" meta:page-count="1" meta:paragraph-count="11" meta:word-count="204" meta:character-count="1421" meta:non-whitespace-character-count="1230"/>
  </office:meta>
</office:document-meta>
</file>